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Heading_20_1" style:master-page-name="">
      <style:paragraph-properties style:page-number="auto" fo:break-before="page"/>
    </style:style>
    <style:style style:name="P83" style:family="paragraph" style:parent-style-name="Table_20_Contents">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3</text:p>
          <text:p text:style-name="P45"><text:s/>6.1 Jarvis URLs<text:tab/>23</text:p>
          <text:p text:style-name="P45"><text:s/>6.2 The __status Dataset<text:tab/>23</text:p>
          <text:p text:style-name="P45"><text:s/>6.3 The __habitat Dataset<text:tab/>24</text:p>
          <text:p text:style-name="P45"><text:s/>6.4 The __logout Dataset<text:tab/>25</text:p>
          <text:p text:style-name="P45"><text:s/>6.5 Logging-In to Jarvis<text:tab/>25</text:p>
          <text:p text:style-name="P45"><text:s/>6.6 Jarvis Error Responses<text:tab/>25</text:p>
          <text:p text:style-name="P44"><text:s/>7 Datasets<text:tab/>27</text:p>
          <text:p text:style-name="P45"><text:s/>7.1 Data Fetch Response Format<text:tab/>27</text:p>
          <text:p text:style-name="P45"><text:soft-page-break/><text:s/>7.2 Dataset Definition<text:tab/>28</text:p>
          <text:p text:style-name="P45"><text:s/>7.3 Dataset Parameters<text:tab/>29</text:p>
          <text:p text:style-name="P45"><text:s/>7.4 Secure Dataset Parameters<text:tab/>31</text:p>
          <text:p text:style-name="P45"><text:s/>7.5 Modifying Datasets – Single Modification<text:tab/>32</text:p>
          <text:p text:style-name="P45"><text:s/>7.6 Modifying Datasets – Array of Modifications<text:tab/>34</text:p>
          <text:p text:style-name="P45"><text:s/>7.7 Modifying Datasets – Array of Mixed Modifications<text:tab/>36</text:p>
          <text:p text:style-name="P45"><text:s/>7.8 Before &amp; After Statements<text:tab/>36</text:p>
          <text:p text:style-name="P45"><text:s/>7.9 Failed Modifications<text:tab/>36</text:p>
          <text:p text:style-name="P45"><text:s/>7.10 Dataset Transformations<text:tab/>37</text:p>
          <text:p text:style-name="P44"><text:s/>8 Exec &amp; Plugin<text:tab/>38</text:p>
          <text:p text:style-name="P45"><text:s/>8.1 Exec<text:tab/>38</text:p>
          <text:p text:style-name="P45"><text:s/>8.2 Plugin<text:tab/>40</text:p>
          <text:p text:style-name="P44"><text:s/>9 Performance Notes<text:tab/>43</text:p>
          <text:p text:style-name="P45"><text:s/>9.1 How Fast is Jarvis?<text:tab/>43</text:p>
          <text:p text:style-name="P44"><text:s/>10 Tracking Application<text:tab/>44</text:p>
          <text:p text:style-name="P45"><text:s/>10.1 Tracking Requests &amp; Errors<text:tab/>44</text:p>
          <text:p text:style-name="P45"><text:s/>10.2 The Tracker Database File<text:tab/>44</text:p>
          <text:p text:style-name="P45"><text:s/>10.3 The Tracker Display Application<text:tab/>44</text:p>
          <text:p text:style-name="P44"><text:s/>11 Demo Application<text:tab/>47</text:p>
          <text:p text:style-name="P45"><text:s/>11.1 Enable Jarvis<text:tab/>47</text:p>
          <text:p text:style-name="P45"><text:s/>11.2 Copy The Demo Database<text:tab/>47</text:p>
          <text:p text:style-name="P45"><text:s/>11.3 Configure Demo Web-Service<text:tab/>47</text:p>
          <text:p text:style-name="P45"><text:s/>11.4 Install ExtJS<text:tab/>48</text:p>
          <text:p text:style-name="P45"><text:s/>11.5 Configure Demo ExtJS Application<text:tab/>49</text:p>
          <text:p text:style-name="P45"><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132032757"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330994816"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8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550112426"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931244004"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783940958" text:style-name="L5">
        <text:list-item>
          <text:p text:style-name="P54">This may be over-ridden a per-request basis with the CGI parameter “format”.</text:p>
        </text:list-item>
        <text:list-item>
          <text:p text:style-name="P5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714914157"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2150854857"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35581282"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988902840"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ext:soft-page-break/>The “.xml” suffix must not be included in the dataset name as provided by the client, it will always be added by Jarvis.</text:p>
        </text:list-item>
        <text:list-item>
          <text:p text:style-name="P57">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70002667" text:style-name="L9">
        <text:list-item>
          <text:p text:style-name="P58">None – user is always logged in.</text:p>
        </text:list-item>
        <text:list-item>
          <text:p text:style-name="P58">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733591206"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2" text:outline-level="1">Login Module Configuration</text:h>
      <text:h text:style-name="Heading_20_2" text:outline-level="2">Standard Modules</text:h>
      <text:p text:style-name="Text_20_body">Jarvis uses a pluggable login module mechanism. <text:s/>The following modules are provided:</text:p>
      <text:list xml:id="list587030961"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445420678"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085692461"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11096364"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16257741"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186505612"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2076955891"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606101841"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615577063"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52224101"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652848817"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077701599"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parameter __dataset is given as the client-supplied dataset given to Jarvis which invoked this exec request.</text:p>
        </text:list-item>
        <text:list-item>
          <text:p text:style-name="P69">The parameter __tmpfile is given if use_tmpfile is configured for this exe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text:soft-page-break/>echo __group:admin='1' __dataset='echo.test'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ext:soft-page-break/>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text:soft-page-break/></text:p>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133497097"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38807443"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67982880" text:style-name="L24">
        <text:list-item>
          <text:p text:style-name="P72">ExtJS 2.3. Please refer to Section <text:reference-ref text:reference-format="chapter" text:ref-name="Install ExtJS">11.4</text:reference-ref>, Page <text:reference-ref text:reference-format="page" text:ref-name="Install ExtJS">48</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Text_20_body">Note that the 3.1 release of Protovis does not support IE. For IE 7 and 8 support, please use the Protovis version available at <text:a xlink:type="simple" xlink:href="http://github.com/jasondavies/protovis">http://github.com/jasondavies/protovis</text:a>.</text:p>
      <text:p text:style-name="Text_20_body"/>
      <text:p text:style-name="Heading_20_4"><text:soft-page-break/>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520795326"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3<text:tab/><text:page-number text:select-page="current">42</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2-12T15:55:42</dc:date>
    <meta:editing-duration>PT218H08M59S</meta:editing-duration>
    <meta:editing-cycles>470</meta:editing-cycles>
    <meta:generator>OpenOffice.org/3.1$Linux OpenOffice.org_project/310m19$Build-9420</meta:generator>
    <meta:print-date>2009-06-23T14:50:34</meta:print-date>
    <meta:document-statistic meta:table-count="25" meta:image-count="0" meta:object-count="0" meta:page-count="49" meta:paragraph-count="1539" meta:word-count="13449" meta:character-count="91220"/>
    <meta:user-defined meta:name="Info 1"/>
    <meta:user-defined meta:name="Info 2"/>
    <meta:user-defined meta:name="Info 3"/>
    <meta:user-defined meta:name="Info 4"/>
  </office:meta>
</office:document-meta>
</file>